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ResponseExceptionTests.unsupportedMediaTypeStatu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rrorResponseExceptionTests.notAcceptableStatu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rrorResponseExceptionTests.unsupportedMediaTypeStatusExceptionWithPars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rrorResponseExceptionTests.missingRequestCooki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rrorResponseExceptionTests.missingServletRequestPar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SourceTestHelper.initBinding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rrorResponseExceptionTests.serverErro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SourceTestHelper.MessageSourceTestHelper( Class &lt; ? extends ErrorResponse &gt; excep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ourceTestHelper.initMessag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SourceTestHelper.assertDetailMessage( ErrorRespons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rrorResponseExceptionTests.missingServletRequestParamet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rrorResponseExceptionTests.missingPathVariabl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rrorResponseExceptionTests.httpRequestMethodNotSupport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rrorResponseExceptionTests.asyncRequestTimeou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rrorResponseExceptionTests.httpMediaTypeNotAcceptableExceptionWithPars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rrorResponseExceptionTests.httpMediaTypeNotSupportedExceptionWithPars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rrorResponseExceptionTests.webExchangeBin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rrorResponseExceptionTests.notAcceptableStatusExceptionWithPars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rrorResponseExceptionTests.methodNotAllowedExceptionWithoutSupport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rrorResponseExceptionTests.assertDetail( ErrorResponse ex , @ Nullable String det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rrorResponseExceptionTests.missingRequestValu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rrorResponseExceptionTests.unsatisfiedServletRequestParamet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rrorResponseExceptionTests.handle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rrorResponseExceptionTests.missingRequestHead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rrorResponseExceptionTests.methodArgumentNotVali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rrorResponseExceptionTests.unsatisfiedRequestParamet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rrorResponseExceptionTests.assertStatus( ErrorResponse ex , Http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rrorResponseExceptionTests.methodNotAllow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rrorResponseExceptionTests.httpMediaTypeNotAcceptabl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rrorResponseExceptionTests.assertDetailMessageCode( ErrorResponse ex , @ Nullable String suffix , @ Nullable Object [ ] argu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SourceTestHelper.assertErrorMessages( BiFunction &lt; MessageSource , Locale , Map &lt; ObjectError , String &gt; &gt; expectedMess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rrorResponseExceptionTests.missingMatrixVariabl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rrorResponseExceptionTests.httpMediaTypeNotSupport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